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text:p text:style-name="P1">L'odeur nauséabonde qui régnait dans la benne à ordures vint agresser les narines de notre blondin qui, il fallait bien l'avouer, avait légèrement laissé la situation lui échapper. Le fait qu'il en soit réduit à se cacher dans une poubelles avec une quasi-parfaite inconnue avec une sale entaille sur le front n'en était que la dernière preuve, mais il ne fallait pas oublier que tout était parti d'une maison que le garçon trouvait moche, qui l'avait déconnecté de la réalité, aboutissant à la succession d'événements que nous connaissons... Une fois encore, Edward maudit sa maladie qui le mettait souvent dans des positions comme celle-ci.</text:p>
      <text:p text:style-name="Text_20_body"/>
      <text:p text:style-name="Text_20_body">Pour l'heure, il fallait qu'il attende pendant une durée encore indéterminée au fond d'une benne en compagnie de la jeune femme dont il ignorait encore le nom. Cette dernière s'était introduit dans le container à sa suite puis les avait enfermés dedans, les plongeant ainsi dans une obscurité quasi totale, uniquement brisée par une fine raie lumineuse provenant d'un interstice visible sous le couvercle. Les yeux d'Edward mirent un certain temps à s'habituer au manque de visibilité et attendit sans bouger le temps d'y voir un peu plus clair. Au moment où il commençait à discerner un peu plus distinctement les formes qui l'entouraient, Lenna brisa le silence.</text:p>
      <text:p text:style-name="Text_20_body"/>
      <text:p text:style-name="Text_20_body">Contrairement à ce que le garçon espérait, la jeune femme ne lui annonça pas qu'ils avaient assez attendu. Elle émit une simple suggestion ; un conseil qui lui éviterait ce genre d'ennuis à l'avenir. Si elle avait pu voir le visage du blondin à ce moment-là -et peut-être le pouvait-elle-, la Seraph l'aurait vu se figer dans une expression indescriptible. Lentement, comme s'il avait peur de le briser, Edward sortit d'une poche de son jean un smartphone et l'activa, la lumière émise par son écran l'éblouissant légèrement de manière temporaire. Avec un petit sourire coupable, il le présenta à Lenna en rentrant la tête dans ses épaules.</text:p>
      <text:p text:style-name="Text_20_body"/>
      <text:p text:style-name="Text_20_body">-J'oublie à chaque fois...</text:p>
      <text:p text:style-name="P1">A la vue du téléphone qu'Edward sortit de la poche de son jean, le visage de Lenna s'assombrit encore -si une telle chose était possible. Son air d'amusement exaspéré laissa place à une expression presque méprisante qui eut l'effet d'une douche froide sur l'adolescent, qui comprit qu'ils en étaient arrivés au point fatidique où la Seraph en avait marre de ses idioties. Étant pourtant habitué à ce genre de réaction, que la plupart des personnes avec qui il essayait d'avoir une discussion finissaient par avoir au bout d'un moment en sa compagnie, il accusa le coup avec force cette fois-ci. Au vu de la façon dont la jeune femme avait réagi à ses bêtises, amusée par ses enfantillages, le blondin s'était dit que peut-être pour une fois il y échapperait. La dernière en date avait pourtant fait office de goutte d'eau faisant déborder le vase.</text:p>
      <text:p text:style-name="Text_20_body"/>
      <text:p text:style-name="Text_20_body">Edward resta stoïque lorsque Lenna s'empara de son téléphone pour y programmer une alarme, toute son énergie s'étant comme envolée à l'entente de son soupir non dissimulé. Sa vitalité enfantine, qui l'avait poussé à faire son cirque au parc, avait laissé place à une apathie morose, dans un changement aussi radical que soudain, comme un enfant que l'on venait de rappeler à l'ordre. Il récupéra son téléphone sans un mot, plus blessé qu'il ne le laissait paraître par cette action infantilisante qui n'était pas sans lui rappeler ses parents qui le traitaient toujours comme un gamin en raison de sa maladie. L'objet retrouva sa place originale dans l'une de ses poches et Edward leva la tête pour écouter ce que Lenna avait à lui dire, plaçant sa main en visière alors qu'il était légèrement ébloui par la lumière qui s'introduisit dans leur cachette lorsque celle-ci souleva son couvercle, ses yeux ayant fini par s'habituer à l'obscurité ambiante.</text:p>
      <text:p text:style-name="Text_20_body"/>
      <text:p text:style-name="Text_20_body">-Je vous suis.</text:p>
      <text:p text:style-name="Text_20_body"/>
      <text:p text:style-name="Text_20_body">Ignorant par fierté la main qui lui était tendue, le garçon fit de son mieux pour s'extirper du tas d'ordres dans lequel il marinait depuis quelques minutes maintenant. Encore une excellente idée de sa part, au vu de la manière gauche avec laquelle il se dépatouilla pour sortir, manquant de tomber à la renverse à plusieurs reprises en glissant sur des liquides dont il préférait ignorer la provenance, achevant de le tourner en ridicule. C'était désormais la frustration qui dominait son esprit, frustration de donner systématiquement raison à tous ces gens qui le considéraient comme un gamin incapable de se débrouiller par lui-même, et c'est le visage fermé qu'il emboîta le pas de la dernière en date à agir de la sorte.</text:p>
      <text:p text:style-name="P1">Son visage toujours affublé d'une petite moue râleuse, Edward suivait Lenna d'un pas nonchalant. Le blondin avait pris bien soin de laisser quelques mètres de distance entre eux et traînait des pieds d'un un air renfrogné. Les deux mains plongées bien profondément dans ses poches, il avait rentré la tête dans ses épaules ce qui lui donnait vraiment une tête de sale enfant capricieux vexé de s'être pris une remontrance. L'adolescent savait malgré tout que sans l'aide de la Seraph il aurait eu bien du mal à retrouver son chemin aussi il se garda bien d'émettre le moindre commentaire, se contentant de suivre les traces de celle-ci à bonne distance. Après une petite minute de marche cependant, Edward ne put s'empêcher de lever le bout de son nez, pour voir que Lenna avait quitté son air sévère et blasé pour se parer d'un petit sourire amusé. </text:p>
      <text:p text:style-name="Text_20_body"/>
      <text:p text:style-name="Text_20_body">Il comprit alors que l'énervement dont elle avait fait preuve quelques instants plus tôt n'était qu'une comédie, probablement destinée à le faire marcher. Et le blondin avait couru. Il s'était senti piqué dans son orgueil et avait réagi au quart de tour là où prendre un minimum de recul lui aurait certainement permis de comprendre qu'elle se jouait de lui. Voilà qui était encore plus vexant. Partagé entre sa fierté mise à mal et l'amusement provoqué par le petit jeu de Lenna, qui l'avait bien fait tourner en bourrique, Edward fit de son mieux pour retenir un sourire qui l'aurait encore plus décrédibilisé, tentant tant bien que mal de sauver sa dignité. C'est alors que la jeune femme lui indiqua qu'elle avait laissé son numéro dans son téléphone, juste au cas où. Sa curiosité à nouveau piquée au vif, l'étudiant sortit ledit objet de sa poche en arquant un sourcil. Une rapide vérification lui indiqua qu'un nouveau contact avait effectivement fait son apparition dans son répertoire.</text:p>
      <text:p text:style-name="Text_20_body"/>
      <text:p text:style-name="Text_20_body">-Hum... Lenna, c'est ça ? Je vais vous biper, comme ça vous aurez mon numéro aussi. </text:p>
      <text:p text:style-name="Text_20_body"/>
      <text:p text:style-name="Text_20_body">Tout en s'exécutant, Edward releva la tête, affichant enfin un nouveau petit sourire complice.</text:p>
      <text:p text:style-name="Text_20_body">-Si ça vous dit, je donne aussi dans le vandalisme de vitrines ou de murs sur la voie publique..</text:p>
      <text:p text:style-name="P1">Edward sentit une pointe de réticence dans la voix de Lenna lorsqu'il voulut l'appeler, clamant que son téléphone n'avait plus de batterie. Effectivement, le garçon tomba directement sur sa messagerie, signe que l'appareil était déchargé. Ou en tout cas, éteint. Sans insister, il rangea le sien dans sa poche avec un haussement d'épaules et reprit son chemin. A sa grande surprise, la jeune femme se montra partante pour ses idées stupides, qu'il avait simplement lancées comme boutades suite à la proposition faite de retourner casser des ampoules un de ces jours. Le sourire du blondin s'élargit encore un peu, ce dernier se sentant rassuré après l'épisode malheureux de la poubelle où il avait <text:s/>eu peur que la rencontre se termine en queue de poisson. La gare était désormais visible par les deux jeunes gens, suscitant un petit soupir de soulagement chez notre adolescent, pour qui la journée avait été bien plus mouvementée que prévu. Lenna lui donna une dernière recommandation, un conseil qu'il ne comprit pas. </text:p>
      <text:p text:style-name="Text_20_body"/>
      <text:p text:style-name="Text_20_body">-Euh... D'accord, c'est noté. Pourq...</text:p>
      <text:p text:style-name="Text_20_body"/>
      <text:p text:style-name="Text_20_body">Edward n'eut pas le temps de terminer sa phrase qu'un speaker annonçait que le dernier train pour chez lui était sur le point de partir. Tant pis pour le mystère des étoiles, il en saurait peut-être un peu plus s'il rencontrait le cas pour de bon... Sans attendre, le blondin se mit à trottiner dans la direction de la voie sur laquelle son train l'attendait -ou pas, justement. Juste avant de se perdre dans la foule, il se retourna pour adresser un dernier sourire de gratitude à Lenna tout en agitant la main dans sa direction.</text:p>
      <text:p text:style-name="Text_20_body"/>
      <text:p text:style-name="Text_20_body">-En tout cas, merci pour tout ! Je vous appelle dès que je vois une étoile filante... Ou que j'ai une envie pressante de vandaliser quelque chose...</text:p>
      <text:p text:style-name="Text_20_body"/>
      <text:p text:style-name="Text_20_body">Tout en parlant, Edward continuait à se diriger vers sa voie à reculons. Il percuta bien évidemment un autre voyageur au moment de se retourner, lequel se retrouva en train de râler le cul par terre. Trop pressé pour avoir le temps de s'excuser ou de l'aider, le garçon pointa simplement un doigt dans la direction de la Seraph avant de sauter dans un wagon tandis qu'un agent soufflait dans son sifflet pour signaler le départ de la locomotive.</text:p>
      <text:p text:style-name="Text_20_body"/>
      <text:p text:style-name="Text_20_body">-Voyez avec elle.</text:p>
      <text:p text:style-name="P1">Edward regardait l'écran de son téléphone, seule source de lumière dans sa chambre autrement plongée entièrement dans le noir. La lueur tremblotante éclairait faiblement un visage aux traits tirés mais pourtant parfaitement éveillés. La journée avait été particulièrement mouvementée et malgré l'énergie que le garçon avait dépensée, l'excitation qui en avait découlé l'empêchait de trouver le sommeil. Le blondin regardait le curseur clignoter sur l'écran des messages désespérément vide en soupirant périodiquement. Devait-il écrire ce message ? Et si oui, que devait-il mettre dedans ? Prenant une profonde inspiration, il finit par se décider et commença à taper.</text:p>
      <text:p text:style-name="Text_20_body"/>
      <text:p text:style-name="Text_20_body">« Salut, c'est Edward ! »</text:p>
      <text:p text:style-name="Text_20_body"/>
      <text:p text:style-name="Text_20_body">Edward resta un instant planté devant l'écran avant de tout effacer d'une traite. Il était pratiquement sûr qu'elle ne se souvenait pas de lui... Et même si c'était le cas, elle pouvait également ne pas se rappeler de ce qu'elle lui avait dit. Après tout, il avait lui-même oublié jusqu'à aujourd'hui. Mais pour autant, la coïncidence semblait trop belle pour en être véritablement une. Alors peut-être devait-il commencer par un petit rappel ? Le bruit des touches retentit à nouveau dans la chambre obscurcie par la nuit alors qu'Edward se concentrait pour écrire le message le moins rebutant possible.</text:p>
      <text:p text:style-name="Text_20_body"/>
      <text:p text:style-name="Text_20_body">« Bonsoir Lenna, C'est Edward. Je ne sais pas si vous vous souvenez, on s'est croisé dans un parc et vous m'avez filé un coup de main pour retrouver mon chemin... »</text:p>
      <text:p text:style-name="Text_20_body"/>
      <text:p text:style-name="Text_20_body">Le garçon s'arrêta de pianoter un moment. Il hésitait à en mettre plus, mais décida finalement d'attendre de voir la réponse de la Seraph -du moins si elle répondait. Il ajouta tout de même un mot avec un petit sourire avant de presser la touche « Envoyer » de son téléphone.</text:p>
      <text:p text:style-name="Text_20_body"/>
      <text:p text:style-name="Text_20_body">« Si ça peut vous aider à remettre, vous avez programmé une alarme sur mon téléphone. »</text:p>
      <text:p text:style-name="P2">Edward n'attendit pas longtemps. Quelques minutes seulement après avoir appuyé sur le bouton « Ok » de son téléphone, celui-ci s'illuminait à nouveau tout en vibrant. Le garçon fit une petite moue vexée en lisant la réponse de Lenna. Comment ça, « encore perdu » ? Ca ne lui arrivait pas [i]si[/i] souvent que ça, hein. Bon, ok, de temps en temps... </text:p>
      <text:p text:style-name="Standard"/>
      <text:p text:style-name="Standard">La question maintenant c'était de savoir comment aborder le sentiment qui lui trottait dans la tête. Après tout, le blondin n'était pas vraiment sûr que son interprétation était la bonne. Et s'il était complètement à côté de la plaque ? Elle le prendrait encore plus pour un gamin pas tout seul dans sa tête -probablement à raison d'ailleurs. Décidant qu'il aviserait le cas échéant -et sûrement aussi un peu parce que c'était définitivement un gamin pas tout seul dans sa tête et que ce genre de pensées ne le traversaient jamais vraiment, Edward se lança dans l'écriture de sa propre réponse malgré tout.</text:p>
      <text:p text:style-name="Standard"/>
      <text:p text:style-name="Standard">« Eh non, je ne me perds plus grâce au merveilleux GPS de mon téléphone... Je suis désolé de vous déranger. Je ne sais pas si vous vous souvenez de ce que vous m'avez dit la dernière fois, au sujet des étoiles filantes et des vœux ? J'ai peut-être enfin compris ce que vous vouliez dire. »</text:p>
      <text:p text:style-name="Standard"/>
      <text:p text:style-name="Standard">Edward hésita un instant avant d'écrire la suite.</text:p>
      <text:p text:style-name="Standard"/>
      <text:p text:style-name="Standard">« ...Par contre il est possible que j'ai fait un vœu sans vous attendre. »</text:p>
      <text:p text:style-name="P2">Comme précédemment, Edward attendit un instant avant que son téléphone ne vibre à nouveau. Cette fois-ci, la réponse de Lenna lui fit rater un battement de cœur. Elle avait compris. L'allusion au chat en était la preuve. Elle parlait de Bey. Restait maintenant à comprendre pourquoi elle lui demandait la couleur de son chat. Enfin surtout quelle réponse la jeune femme attendait. Les explications de Juliet et Alice lui avaient pas mal éclairci les idées à propos de la situation : tout le monde ne leur voulait pas du bien parmi ceux qui s'appelaient eux-même les « contractants ».</text:p>
      <text:p text:style-name="Standard"/>
      <text:p text:style-name="Standard">[strike]« Noir pourquoi ? Ca a vraiment une importance ? »[/strike]</text:p>
      <text:p text:style-name="Standard"/>
      <text:p text:style-name="Standard">Tout en effaçant ce qu'il avait commencé à taper, le blondin hésita quant à la marche à suivre. Jouer au bêta pouvait effectivement marcher, mais dans ce cas elle serait tout de même au courant du camp auquel il appartenait -pas vraiment pas choix. Et si c'était une Seraph ? Cela reviendrait à mettre une cible sur sa tête. Ne sachant trop que décider, Edward décida de temporiser en évitant la question.</text:p>
      <text:p text:style-name="Standard"/>
      <text:p text:style-name="Standard">« Eh bien... Je ne sais pas trop, pour l'instant les effets sont assez... imperceptibles. »</text:p>
      <text:p text:style-name="P2">Évidemment, cela n'avait pas fonctionné. Lenna était revenue à la charge d'emblée, ne lui laissant pas le temps de réfléchir à ce qu'il allait répondre au sujet de son camp. Son insistance en disait long sur la tension et l'animosité qui régnaient dans le monde des contractants, bien plus que les beaux discours de Juliet. Cela augmentait encore un peu plus l'appréhension d'Edward a faire cette révélation. </text:p>
      <text:p text:style-name="Standard"/>
      <text:p text:style-name="Standard">Au final, le blondin se prit à regretter de l'avoir contactée. Peut-être aurait-il dû attendre leur prochaine rencontre -si elle se produisait. Cela n'aurait pas changé grand chose dans le cas où Lenna était elle aussi une Nephil. Dans le cas contraire... Au moins il ne se serait pas déclaré officiellement ennemi d'une personne à qui il ne voulait aucun mal. Edward décida de repousser encore un peu le moment fatidique en envoyant un premier texto pour répondre à sa question au sujet de son vœu.</text:p>
      <text:p text:style-name="Standard"/>
      <text:p text:style-name="Standard">« Vous vous souvenez des ampoules ? J'ai peut-être un petit problème avec la disharmonie... J'ai souhaité avoir le pouvoir de rétablir l'équilibre. Ça m'aurait peut-être permis de réparer celle qui ne fonctionnait pas à l'époque lol »</text:p>
      <text:p text:style-name="Standard"/>
      <text:p text:style-name="Standard">Le trait d'humour était là pour la forme, mais le cœur n'y était pas. Lenna avait raison. Leur univers semblait trop étriqué pour qu'il puisse l'éviter ad vitam æternam. Autant être fixé. Le bruit des touches résonna à nouveau, plus lent tandis que le cœur du garçon battait plus vite dans sa poitrine.</text:p>
      <text:p text:style-name="Standard"/>
      <text:p text:style-name="Standard">« Mon chat était noir. Le vôtre ? »</text:p>
      <text:p text:style-name="P2">La réponse ne tarda pas. Edward se renfrogna dans la foulée. Utopique ?<text:tab/>C'était la raison pour laquelle le garçon avait hésité à avouer son vœu à Lenna. Elle le jugeait sans comprendre les motivations qui l'avaient poussé à prendre cette décision. Il ne s'agissait pas d'utopie, ni d'idéal ou quoique ce soit de noble. L'équilibre avait une dimension bien plus importante à ses yeux. Mais rentrer dans les détails à ce moment précis serait inutile. Lenna ne comprendrait sûrement pas ses véritables motivations. Aussi vexé qu'il était, Il valait mieux pour le blondin qu'il n'insiste pas sur ce point.</text:p>
      <text:p text:style-name="Standard"/>
      <text:p text:style-name="Standard">La suite du message fut bien plus violente. Lenna lui disait explicitement de l'oublier. Il ne pouvait y avoir qu'une seule raison à cela. Edward n'était pas la personne la plus intelligente de la planète, mais il l'était suffisamment pour comprendre ce que cela voulait dire. Ils étaient dans deux camps opposés. Son cœur, dont le rythme s'était accéléré lors de son dernier envoi, sembla s'arrêter pendant un instant. Etrange, n'est-ce pas ? Cette jeune femme, qu'il avait rencontré une fois à peine, pourquoi donc réagirait-il aussi brusquement ? Simplement car cela était le symbole de l'animosité entre les Seraphs et les Nephils, de la haine qu'ils se vouaient. Et par extension, de l'impasse dans laquelle il se trouvait.</text:p>
      <text:p text:style-name="Standard"/>
      <text:p text:style-name="Standard">-Est-ce que cela doit vraiment être comme cela ?</text:p>
      <text:p text:style-name="Standard"/>
      <text:p text:style-name="Standard">Edward n'avait aucun doute quant à la réponse à cette question. Sa tentative désespérée n'avait probablement aucune chance d'aboutir. Mais pour le blondin, qui était confronté à la réalité des choses de manière brutale alors qu'il sortait d'un monde paisible, il fallait qu'elle soit posée. L'aversion entre les camps était-elle à ce point inarrêtable ? Peut-être qu'il y avait encore un moyen pour qu'il ne tombe pas à son tour dans ce cercle de haine...</text:p>
      <text:p text:style-name="P2">La réponse cinglante de Lenna fut sans appel. Froide et déterminée, la jeune femme ne laissa même pas l'idée qu'ils puissent ne pas être ennemis s'installer dans le cerveau du garçon. Défiance. Trahison. Meurtre. Alors c'était ainsi ? Il n'y avait rien à espérer. La naïveté d'Edward avait encore frappé. Il avait cru l'espace d'un instant pouvoir échapper à son destin de contractant, le vrai. Mais c'était trop tard même pour lui. Le blondin avait mis le doigt dans un engrenage qui tournait depuis si longtemps que les mentalités ne changeraient probablement plus jamais désormais. </text:p>
      <text:p text:style-name="Standard"/>
      <text:p text:style-name="Standard">Edward avait les yeux rivés sur l'écran de son téléphone, mais son regard était vide. Il accusait difficilement le coup. L'excitation de la journée qu'il venait de passer était retombée d'un coup, achevée par ce dernier message qui ne laissait aucune place au doute. Lenna et lui étaient ennemis. Définitivement. Ainsi qu'avec tous les autres Seraphs. Edward avait rejoint un monde en guerre, et il était devenu un soldat, qu'il le veuille ou non.</text:p>
      <text:p text:style-name="Standard"/>
      <text:p text:style-name="Standard">Pendant quelques secondes, l'adolescent se demanda s'il devait essayer de trouver quelque chose à lui renvoyer. Il décida finalement que non. Cela ne servirait qu'à enfoncer le couteau dans la plaie, et Lenna lui avait clairement dit qu'elle ne répondrait de toute façon plus. Alors, le visage fermé, le Nephil verrouilla son portable avant de le reposer sur sa table de nuit. Il s'allongea ensuite sur le dos, commençant à chercher le sommeil.</text:p>
      <text:p text:style-name="Standard"/>
      <text:p text:style-name="Standard">Edward ne parvint pas à fermer l’œil cette nuit-l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7-06T00:35:08.01</dc:date>
    <meta:editing-duration>P2DT7M4S</meta:editing-duration>
    <meta:editing-cycles>1207</meta:editing-cycles>
    <meta:generator>OpenOffice/4.1.2$Win32 OpenOffice.org_project/412m3$Build-9782</meta:generator>
    <meta:document-statistic meta:table-count="0" meta:image-count="0" meta:object-count="0" meta:page-count="18" meta:paragraph-count="99" meta:word-count="6031" meta:character-count="36052"/>
  </office:meta>
</office:document-meta>
</file>